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557741879669415">
            <text:p>8.557741879669415</text:p>
          </table:table-cell>
          <table:table-cell office:value-type="float" office:value="8.243742705304564">
            <text:p>8.243742705304564</text:p>
          </table:table-cell>
          <table:table-cell office:value-type="float" office:value="7.7510095623984245">
            <text:p>7.7510095623984245</text:p>
          </table:table-cell>
          <table:table-cell office:value-type="float" office:value="7.8318307501837605">
            <text:p>7.8318307501837605</text:p>
          </table:table-cell>
          <table:table-cell office:value-type="float" office:value="7.544931587651358">
            <text:p>7.544931587651358</text:p>
          </table:table-cell>
          <table:table-cell office:value-type="float" office:value="7.560669920986967">
            <text:p>7.560669920986967</text:p>
          </table:table-cell>
          <table:table-cell office:value-type="float" office:value="7.719689891715504">
            <text:p>7.719689891715504</text:p>
          </table:table-cell>
          <table:table-cell office:value-type="float" office:value="8.454065832868158">
            <text:p>8.454065832868158</text:p>
          </table:table-cell>
          <table:table-cell office:value-type="float" office:value="8.600964300623163">
            <text:p>8.600964300623163</text:p>
          </table:table-cell>
          <table:table-cell office:value-type="float" office:value="8.614627607600752">
            <text:p>8.614627607600752</text:p>
          </table:table-cell>
          <table:table-cell office:value-type="float" office:value="8.506794149728156">
            <text:p>8.506794149728156</text:p>
          </table:table-cell>
          <table:table-cell office:value-type="float" office:value="8.651615655977619">
            <text:p>8.651615655977619</text:p>
          </table:table-cell>
          <table:table-cell office:value-type="float" office:value="8.60019388271988">
            <text:p>8.60019388271988</text:p>
          </table:table-cell>
          <table:table-cell office:value-type="float" office:value="8.480669022963026">
            <text:p>8.480669022963026</text:p>
          </table:table-cell>
          <table:table-cell office:value-type="float" office:value="7.41317851666644">
            <text:p>7.41317851666644</text:p>
          </table:table-cell>
          <table:table-cell office:value-type="float" office:value="7.965794728666984">
            <text:p>7.965794728666984</text:p>
          </table:table-cell>
          <table:table-cell office:value-type="float" office:value="8.68969675459308">
            <text:p>8.68969675459308</text:p>
          </table:table-cell>
          <table:table-cell office:value-type="float" office:value="8.573864428559144">
            <text:p>8.573864428559144</text:p>
          </table:table-cell>
          <table:table-cell office:value-type="float" office:value="8.079954589892571">
            <text:p>8.079954589892571</text:p>
          </table:table-cell>
          <table:table-cell office:value-type="float" office:value="7.7766963691795485">
            <text:p>7.7766963691795485</text:p>
          </table:table-cell>
          <table:table-cell office:value-type="float" office:value="7.752964782238643">
            <text:p>7.752964782238643</text:p>
          </table:table-cell>
          <table:table-cell office:value-type="float" office:value="7.4176443854174">
            <text:p>7.4176443854174</text:p>
          </table:table-cell>
          <table:table-cell office:value-type="float" office:value="8.00648780125759">
            <text:p>8.00648780125759</text:p>
          </table:table-cell>
          <table:table-cell office:value-type="float" office:value="7.992812324994258">
            <text:p>7.992812324994258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4.148057199630246">
            <text:p>4.148057199630246</text:p>
          </table:table-cell>
          <table:table-cell office:value-type="float" office:value="4.019057408807195">
            <text:p>4.019057408807195</text:p>
          </table:table-cell>
          <table:table-cell office:value-type="float" office:value="3.661698803002726">
            <text:p>3.661698803002726</text:p>
          </table:table-cell>
          <table:table-cell office:value-type="float" office:value="3.537966501363735">
            <text:p>3.537966501363735</text:p>
          </table:table-cell>
          <table:table-cell office:value-type="float" office:value="3.452277591397089">
            <text:p>3.452277591397089</text:p>
          </table:table-cell>
          <table:table-cell office:value-type="float" office:value="3.6028188626020796">
            <text:p>3.6028188626020796</text:p>
          </table:table-cell>
          <table:table-cell office:value-type="float" office:value="4.168199846437227">
            <text:p>4.168199846437227</text:p>
          </table:table-cell>
          <table:table-cell office:value-type="float" office:value="3.4892322956176036">
            <text:p>3.4892322956176036</text:p>
          </table:table-cell>
          <table:table-cell office:value-type="float" office:value="3.750057409151182">
            <text:p>3.750057409151182</text:p>
          </table:table-cell>
          <table:table-cell office:value-type="float" office:value="3.947187909032231">
            <text:p>3.947187909032231</text:p>
          </table:table-cell>
          <table:table-cell office:value-type="float" office:value="3.8566290199771496">
            <text:p>3.8566290199771496</text:p>
          </table:table-cell>
          <table:table-cell office:value-type="float" office:value="3.7446601813537566">
            <text:p>3.7446601813537566</text:p>
          </table:table-cell>
          <table:table-cell office:value-type="float" office:value="3.6576976623685673">
            <text:p>3.6576976623685673</text:p>
          </table:table-cell>
          <table:table-cell office:value-type="float" office:value="3.5212079798072766">
            <text:p>3.5212079798072766</text:p>
          </table:table-cell>
          <table:table-cell office:value-type="float" office:value="3.293995826518273">
            <text:p>3.293995826518273</text:p>
          </table:table-cell>
          <table:table-cell office:value-type="float" office:value="3.4017228719757218">
            <text:p>3.4017228719757218</text:p>
          </table:table-cell>
          <table:table-cell office:value-type="float" office:value="3.8042952677188047">
            <text:p>3.8042952677188047</text:p>
          </table:table-cell>
          <table:table-cell office:value-type="float" office:value="4.477775702534291">
            <text:p>4.477775702534291</text:p>
          </table:table-cell>
          <table:table-cell office:value-type="float" office:value="4.211039692193728">
            <text:p>4.211039692193728</text:p>
          </table:table-cell>
          <table:table-cell office:value-type="float" office:value="3.9716248803878345">
            <text:p>3.9716248803878345</text:p>
          </table:table-cell>
          <table:table-cell office:value-type="float" office:value="3.8909478777490243">
            <text:p>3.8909478777490243</text:p>
          </table:table-cell>
          <table:table-cell office:value-type="float" office:value="3.6480153316620294">
            <text:p>3.6480153316620294</text:p>
          </table:table-cell>
          <table:table-cell office:value-type="float" office:value="4.640815062586904">
            <text:p>4.640815062586904</text:p>
          </table:table-cell>
          <table:table-cell office:value-type="float" office:value="4.423246285174677">
            <text:p>4.42324628517467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067939307517409">
            <text:p>0.9067939307517409</text:p>
          </table:table-cell>
          <table:table-cell office:value-type="float" office:value="0.6411173040567715">
            <text:p>0.6411173040567715</text:p>
          </table:table-cell>
          <table:table-cell office:value-type="float" office:value="0.5418610249701096">
            <text:p>0.5418610249701096</text:p>
          </table:table-cell>
          <table:table-cell office:value-type="float" office:value="0.6812526111071924">
            <text:p>0.6812526111071924</text:p>
          </table:table-cell>
          <table:table-cell office:value-type="float" office:value="0.581499419590009">
            <text:p>0.581499419590009</text:p>
          </table:table-cell>
          <table:table-cell office:value-type="float" office:value="0.47845179716181163">
            <text:p>0.47845179716181163</text:p>
          </table:table-cell>
          <table:table-cell office:value-type="float" office:value="0.40049987200938625">
            <text:p>0.40049987200938625</text:p>
          </table:table-cell>
          <table:table-cell office:value-type="float" office:value="1.1808206363462501">
            <text:p>1.1808206363462501</text:p>
          </table:table-cell>
          <table:table-cell office:value-type="float" office:value="1.2317234804784307">
            <text:p>1.2317234804784307</text:p>
          </table:table-cell>
          <table:table-cell office:value-type="float" office:value="1.0683259445214925">
            <text:p>1.0683259445214925</text:p>
          </table:table-cell>
          <table:table-cell office:value-type="float" office:value="1.232840016313578">
            <text:p>1.232840016313578</text:p>
          </table:table-cell>
          <table:table-cell office:value-type="float" office:value="1.141075905518372">
            <text:p>1.141075905518372</text:p>
          </table:table-cell>
          <table:table-cell office:value-type="float" office:value="1.1516887684192534">
            <text:p>1.1516887684192534</text:p>
          </table:table-cell>
          <table:table-cell office:value-type="float" office:value="1.0323968925226539">
            <text:p>1.0323968925226539</text:p>
          </table:table-cell>
          <table:table-cell office:value-type="float" office:value="0.6156006114498479">
            <text:p>0.6156006114498479</text:p>
          </table:table-cell>
          <table:table-cell office:value-type="float" office:value="0.962678468038492">
            <text:p>0.962678468038492</text:p>
          </table:table-cell>
          <table:table-cell office:value-type="float" office:value="1.158488765923462">
            <text:p>1.158488765923462</text:p>
          </table:table-cell>
          <table:table-cell office:value-type="float" office:value="1.083030510004576">
            <text:p>1.083030510004576</text:p>
          </table:table-cell>
          <table:table-cell office:value-type="float" office:value="0.7520809363552942">
            <text:p>0.7520809363552942</text:p>
          </table:table-cell>
          <table:table-cell office:value-type="float" office:value="0.7874688816140667">
            <text:p>0.7874688816140667</text:p>
          </table:table-cell>
          <table:table-cell office:value-type="float" office:value="0.7364227950479361">
            <text:p>0.7364227950479361</text:p>
          </table:table-cell>
          <table:table-cell office:value-type="float" office:value="0.45737863853142147">
            <text:p>0.45737863853142147</text:p>
          </table:table-cell>
          <table:table-cell office:value-type="float" office:value="0.43604884191018917">
            <text:p>0.43604884191018917</text:p>
          </table:table-cell>
          <table:table-cell office:value-type="float" office:value="0.4611650821742251">
            <text:p>0.461165082174225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752453202911598">
            <text:p>-0.7752453202911598</text:p>
          </table:table-cell>
          <table:table-cell office:value-type="float" office:value="-0.772969369057728">
            <text:p>-0.772969369057728</text:p>
          </table:table-cell>
          <table:table-cell office:value-type="float" office:value="-0.7557744165714407">
            <text:p>-0.7557744165714407</text:p>
          </table:table-cell>
          <table:table-cell office:value-type="float" office:value="-0.7700645295791481">
            <text:p>-0.7700645295791481</text:p>
          </table:table-cell>
          <table:table-cell office:value-type="float" office:value="-0.7367943216478513">
            <text:p>-0.7367943216478513</text:p>
          </table:table-cell>
          <table:table-cell office:value-type="float" office:value="-0.6609381251250916">
            <text:p>-0.6609381251250916</text:p>
          </table:table-cell>
          <table:table-cell office:value-type="float" office:value="-0.40218334677122436">
            <text:p>-0.40218334677122436</text:p>
          </table:table-cell>
          <table:table-cell office:value-type="float" office:value="-0.05543463459886688">
            <text:p>-0.05543463459886688</text:p>
          </table:table-cell>
          <table:table-cell office:value-type="float" office:value="-0.058892886281975164">
            <text:p>-0.058892886281975164</text:p>
          </table:table-cell>
          <table:table-cell office:value-type="float" office:value="-0.03987595191504654">
            <text:p>-0.03987595191504654</text:p>
          </table:table-cell>
          <table:table-cell office:value-type="float" office:value="-0.034395134903592216">
            <text:p>-0.034395134903592216</text:p>
          </table:table-cell>
          <table:table-cell office:value-type="float" office:value="-0.15268256851131062">
            <text:p>-0.15268256851131062</text:p>
          </table:table-cell>
          <table:table-cell office:value-type="float" office:value="-0.2260736026904329">
            <text:p>-0.2260736026904329</text:p>
          </table:table-cell>
          <table:table-cell office:value-type="float" office:value="-0.29666576255876753">
            <text:p>-0.29666576255876753</text:p>
          </table:table-cell>
          <table:table-cell office:value-type="float" office:value="-0.295736143017269">
            <text:p>-0.295736143017269</text:p>
          </table:table-cell>
          <table:table-cell office:value-type="float" office:value="-0.3012233899121559">
            <text:p>-0.3012233899121559</text:p>
          </table:table-cell>
          <table:table-cell office:value-type="float" office:value="-0.23811008837900147">
            <text:p>-0.23811008837900147</text:p>
          </table:table-cell>
          <table:table-cell office:value-type="float" office:value="0.07704510346006041">
            <text:p>0.07704510346006041</text:p>
          </table:table-cell>
          <table:table-cell office:value-type="float" office:value="-0.010721371039876311">
            <text:p>-0.010721371039876311</text:p>
          </table:table-cell>
          <table:table-cell office:value-type="float" office:value="-0.12922165911845704">
            <text:p>-0.12922165911845704</text:p>
          </table:table-cell>
          <table:table-cell office:value-type="float" office:value="-0.2420635070489919">
            <text:p>-0.2420635070489919</text:p>
          </table:table-cell>
          <table:table-cell office:value-type="float" office:value="-0.320096123917019">
            <text:p>-0.320096123917019</text:p>
          </table:table-cell>
          <table:table-cell office:value-type="float" office:value="-0.48799034772703664">
            <text:p>-0.48799034772703664</text:p>
          </table:table-cell>
          <table:table-cell office:value-type="float" office:value="-0.6020398795787336">
            <text:p>-0.602039879578733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